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fo:language="fr" fo:country="FR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fr" fo:country="FR"/>
    </style:style>
    <style:style style:name="P3" style:parent-style-name="Normal" style:family="paragraph">
      <style:text-properties fo:font-size="20pt" style:font-size-asian="20pt" style:font-size-complex="20pt" fo:language="fr" fo:country="FR"/>
    </style:style>
    <style:style style:name="P4" style:parent-style-name="Normal" style:family="paragraph">
      <style:text-properties fo:font-size="20pt" style:font-size-asian="20pt" style:font-size-complex="20pt" fo:language="fr" fo:country="FR"/>
    </style:style>
    <style:style style:name="P5" style:parent-style-name="Normal" style:family="paragraph">
      <style:text-properties fo:font-size="20pt" style:font-size-asian="20pt" style:font-size-complex="20pt" fo:language="fr" fo:country="FR"/>
    </style:style>
    <style:style style:name="P6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7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8" style:parent-style-name="Normal" style:family="paragraph">
      <style:text-properties fo:font-size="20pt" style:font-size-asian="20pt" style:font-size-complex="20pt" fo:language="fr" fo:country="FR"/>
    </style:style>
    <style:style style:name="P9" style:parent-style-name="Normal" style:family="paragraph">
      <style:text-properties fo:font-size="20pt" style:font-size-asian="20pt" style:font-size-complex="20pt" fo:language="fr" fo:country="FR"/>
    </style:style>
    <style:style style:name="P10" style:parent-style-name="Normal" style:family="paragraph">
      <style:paragraph-properties fo:text-align="end"/>
      <style:text-properties fo:font-size="20pt" style:font-size-asian="20pt" style:font-size-complex="20pt" fo:language="fr" fo:country="FR"/>
    </style:style>
    <style:style style:name="P11" style:parent-style-name="Normal" style:family="paragraph">
      <style:text-properties fo:font-size="20pt" style:font-size-asian="20pt" style:font-size-complex="20pt" fo:language="fr" fo:country="FR"/>
    </style:style>
    <style:style style:name="P12" style:parent-style-name="Normal" style:family="paragraph">
      <style:text-properties fo:font-size="20pt" style:font-size-asian="20pt" style:font-size-complex="20pt" fo:language="fr" fo:country="FR"/>
    </style:style>
    <style:style style:name="P13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14" style:parent-style-name="Normal" style:family="paragraph">
      <style:text-properties fo:font-size="20pt" style:font-size-asian="20pt" style:font-size-complex="20pt" fo:language="fr" fo:country="FR"/>
    </style:style>
    <style:style style:name="P15" style:parent-style-name="Normal" style:family="paragraph">
      <style:text-properties fo:font-size="20pt" style:font-size-asian="20pt" style:font-size-complex="20pt" fo:language="fr" fo:country="FR"/>
    </style:style>
    <style:style style:name="P16" style:parent-style-name="Normal" style:family="paragraph">
      <style:text-properties fo:font-size="20pt" style:font-size-asian="20pt" style:font-size-complex="20pt" fo:language="fr" fo:country="FR"/>
    </style:style>
    <style:style style:name="P17" style:parent-style-name="Normal" style:family="paragraph">
      <style:text-properties fo:font-size="20pt" style:font-size-asian="20pt" style:font-size-complex="20pt" fo:language="fr" fo:country="FR"/>
    </style:style>
    <style:style style:name="P18" style:parent-style-name="Normal" style:family="paragraph">
      <style:text-properties fo:font-size="20pt" style:font-size-asian="20pt" style:font-size-complex="20pt" fo:language="fr" fo:country="FR"/>
    </style:style>
    <style:style style:name="P19" style:parent-style-name="Normal" style:family="paragraph">
      <style:text-properties fo:font-size="20pt" style:font-size-asian="20pt" style:font-size-complex="20pt" fo:language="fr" fo:country="FR"/>
    </style:style>
    <style:style style:name="P20" style:parent-style-name="Normal" style:family="paragraph">
      <style:text-properties fo:font-size="20pt" style:font-size-asian="20pt" style:font-size-complex="20pt" fo:language="fr" fo:country="FR"/>
    </style:style>
    <style:style style:name="P21" style:parent-style-name="Normal" style:family="paragraph">
      <style:text-properties fo:font-size="20pt" style:font-size-asian="20pt" style:font-size-complex="20pt" fo:language="fr" fo:country="FR"/>
    </style:style>
    <style:style style:name="P22" style:parent-style-name="Normal" style:family="paragraph">
      <style:text-properties fo:font-size="20pt" style:font-size-asian="20pt" style:font-size-complex="20pt" fo:language="fr" fo:country="FR"/>
    </style:style>
  </office:automatic-styles>
  <office:body>
    <office:text text:use-soft-page-breaks="true">
      <text:p text:style-name="P1">CONVENTION TYPE D’OCCUPATION PRECAIRE ET REVOCABLE DU DOMAINE PUBLIC</text:p>
      <text:p text:style-name="P2">ACTIVITE : OCCUPATION A LA DEMANDE</text:p>
      <text:p text:style-name="P3"/>
      <text:p text:style-name="P4">Entre les<text:s/>soussignés :</text:p>
      <text:p text:style-name="P5"/>
      <text:p text:style-name="P6">Le bailleur<text:s/></text:p>
      <text:p text:style-name="P7"/>
      <text:p text:style-name="P8">Mr <text:s text:c="7"/>Paulin Guérin <text:s text:c="8"/>Né le<text:s/><text:tab/>25/Janvier/1980<text:s/><text:tab/>à Paris de<text:tab/><text:s/>nationalité Française.</text:p>
      <text:p text:style-name="P9"/>
      <text:p text:style-name="P10">D’UNE PART</text:p>
      <text:p text:style-name="P11">ET</text:p>
      <text:p text:style-name="P12"/>
      <text:p text:style-name="P13">La société :</text:p>
      <text:p text:style-name="P14"/>
      <text:p text:style-name="P15">La société <text:s text:c="4"/>M2L <text:s text:c="3"/>au capital<text:s/>de<text:s/><text:tab/>8000<text:s/><text:tab/>euros, ayant son siège à<text:tab/><text:s/>Paris 75013<text:tab/><text:s/>et immatriculée au Registre du Commerce et des sociétés de<text:tab/><text:s/>Paris<text:s/><text:tab/>sous<text:s/>le<text:s/>numéro<text:s/></text:p>
      <text:p text:style-name="P16">812 314 086 R.C.S Coutances</text:p>
      <text:p text:style-name="P17"/>
      <text:p text:style-name="P18">Représentée par M<text:tab/><text:s/>Jean Marc<text:tab/><text:s/>(président) ayant tous pouvoirs à cet effet en date du <text:s text:c="2"/>27<text:s/>Septembre<text:s/>2021 dont une copie est annexée au présent bail.</text:p>
      <text:p text:style-name="P19"/>
      <text:p text:style-name="P20">Ci-après<text:s/>dénommé€ « Paulin Guérin »,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4-07T11:24:00Z</meta:creation-date>
    <dc:date>2023-04-07T11:44:00Z</dc:date>
    <meta:template xlink:href="Normal" xlink:type="simple"/>
    <meta:editing-cycles>1</meta:editing-cycles>
    <meta:editing-duration>PT1200S</meta:editing-duration>
    <meta:document-statistic meta:page-count="2" meta:paragraph-count="1" meta:word-count="99" meta:character-count="646" meta:row-count="4" meta:non-whitespace-character-count="548"/>
  </office:meta>
</office:document-meta>
</file>